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rsid="0011a05d" officeooo:paragraph-rsid="0011a05d"/>
    </style:style>
    <style:style style:name="P2" style:family="paragraph" style:parent-style-name="Text_20_body_20_indent_20_Organon" style:list-style-name="L1"/>
    <style:style style:name="P3" style:family="paragraph" style:parent-style-name="Text_20_body_20_indent_20_Organon" style:list-style-name="L1">
      <style:text-properties officeooo:paragraph-rsid="0011a05d"/>
    </style:style>
    <style:style style:name="P4" style:family="paragraph" style:parent-style-name="Text_20_body_20_indent_20_Organon" style:list-style-name="L2"/>
    <style:style style:name="P5" style:family="paragraph" style:parent-style-name="Text_20_body_20_indent_20_Organon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05d" style:font-weight-asian="bold" style:font-weight-complex="bold"/>
    </style:style>
    <style:style style:name="T3" style:family="text">
      <style:text-properties officeooo:rsid="0011a0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Description</text:h>
        <text:p text:style-name="P5"/>
        <text:p text:style-name="P1">Organon is a tool for novelists and scientific authors. It's a plugin for LibreOffice and OpenOffice.</text:p>
        <text:p text:style-name="P1">Organon allows to split up large texts into parts, allows tagging and opening parts of the project in new tabs.</text:p>
        <text:p text:style-name="P1"/>
        <text:p text:style-name="P1">Parts are shown in a treeview. Entries can be moved by drag and drop.</text:p>
        <text:p text:style-name="P1">Every entry can be tagged.</text:p>
        <text:p text:style-name="P1">Tags are freely configurable, can be renamed, created and deleted. Organon's Organizer is a fast way of showing and editing all tags at once.</text:p>
        <text:p text:style-name="P1">Tabs can be opened based on these tags. They also might freely be chosen from the folders and files of the project and they might be sorted by date and/or time.</text:p>
        <text:p text:style-name="P1"/>
        <text:p text:style-name="P1">Organon offers extensive import and export options.</text:p>
        <text:p text:style-name="P1">Organon's projects are platform independent and might be edited on different computers and platforms.</text:p>
        <text:p text:style-name="Text_20_body_20_indent_20_Organon"/>
        <text:p text:style-name="Text_20_body_20_indent_20_Organon"><text:span text:style-name="T2">More </text:span><text:span text:style-name="T1">Features </text:span><text:span text:style-name="T2">are</text:span>:</text:p>
        <text:list xml:id="list2591070919206385260" text:style-name="L1">
          <text:list-item>
            <text:p text:style-name="P3"><text:span text:style-name="T3">(Batch) split and combine files</text:span></text:p>
          </text:list-item>
          <text:list-item>
            <text:p text:style-name="P2">When displaying the files in a folder, the relevant section of the folder is always highlighted while editing the document. </text:p>
          </text:list-item>
        </text:list>
        <text:list xml:id="list2111434052968849059" text:style-name="L2">
          <text:list-item>
            <text:p text:style-name="P4">Separator, configurable by the user. When viewing a folder the separator separates the files optically from each other. </text:p>
          </text:list-item>
          <text:list-item>
            <text:p text:style-name="P4">Import of individual files. All filters available for Writer can be used.</text:p>
          </text:list-item>
          <text:list-item>
            <text:p text:style-name="P4">Import a folder of files (Batch Import), filterable by extension</text:p>
          </text:list-item>
          <text:list-item>
            <text:p text:style-name="P4">Export an arbitrary part of the project in a single file or an entire document. All Writer filters are available (.odt, .doc, .pdf ...). (Batch Export)</text:p>
          </text:list-item>
          <text:list-item>
            <text:p text:style-name="P4">(Batch) Export to LaTex files</text:p>
          </text:list-item>
          <text:list-item>
            <text:p text:style-name="P4">(Batch) Export to HTML files. In addition, alternative Organon Filter for easier layout of the HTML file.</text:p>
          </text:list-item>
          <text:list-item>
            <text:p text:style-name="P4">Create a single click backup of the project</text:p>
          </text:list-item>
          <text:list-item>
            <text:p text:style-name="P4">Several tags in the tree view:</text:p>
            <text:list>
              <text:list-item>
                <text:p text:style-name="P4">Colors</text:p>
              </text:list-item>
              <text:list-item>
                <text:p text:style-name="P4">Custom Icons</text:p>
              </text:list-item>
              <text:list-item>
                <text:p text:style-name="P4"><text:soft-page-break/>Scientific counting</text:p>
              </text:list-item>
            </text:list>
          </text:list-item>
          <text:list-item>
            <text:p text:style-name="P4">Text Tools:</text:p>
            <text:list>
              <text:list-item>
                <text:p text:style-name="P4">Find quotes: text comparison of two texts and finding all common points. The result is stored as a browser document. All results are linked and can be accessed directly via a navigation.</text:p>
              </text:list-item>
              <text:list-item>
                <text:p text:style-name="P4">Create Word List: A list of all words used are saved as Calc file. Chronological or alphabetical order.</text:p>
              </text:list-item>
              <text:list-item>
                <text:p text:style-name="P4">Generate index: specialized tool for index creation in texts with counting (eg ancient texts or text-critical editions). The result is a navigable browser document.</text:p>
              </text:list-item>
            </text:list>
          </text:list-item>
          <text:list-item>
            <text:p text:style-name="P4">Writer tools like search, view Full Screen, spelling and grammar, and plugins can still be used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0:52:11.413000000</dc:date>
    <meta:editing-duration>P0D</meta:editing-duration>
    <meta:editing-cycles>1</meta:editing-cycles>
    <meta:document-statistic meta:table-count="0" meta:image-count="0" meta:object-count="0" meta:page-count="2" meta:paragraph-count="28" meta:word-count="377" meta:character-count="2174" meta:non-whitespace-character-count="1841"/>
    <meta:generator>LibreOffice/5.0.2.2$Windows_x86 LibreOffice_project/37b43f919e4de5eeaca9b9755ed688758a8251fe</meta:generator>
  </office:meta>
</office:document-meta>
</file>